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.051cm">
        <style:tab-stops>
          <style:tab-stop style:position="2.54cm"/>
        </style:tab-stops>
      </style:paragraph-properties>
    </style:style>
    <style:style style:name="P2" style:family="paragraph">
      <style:paragraph-properties>
        <style:tab-stops>
          <style:tab-stop style:position="2.54cm"/>
        </style:tab-stops>
      </style:paragraph-properties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xtensions and tools for Django</text:p>
          </draw:text-box>
        </draw:frame>
        <draw:frame presentation:style-name="pr2" draw:layer="layout" svg:width="24.639cm" svg:height="12.179cm" svg:x="1.4cm" svg:y="4.914cm" presentation:class="subtitle">
          <draw:text-box>
            <text:p>...that I can't live withou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pip, virtualenv and virtualenv_wrapper</text:p>
              </text:list-item>
              <text:list-item>
                <text:p>django_extensions</text:p>
              </text:list-item>
              <text:list-item>
                <text:p>django_annoying</text:p>
              </text:list-item>
              <text:list-item>
                <text:p>fabric</text:p>
              </text:list-item>
              <text:list-item>
                <text:p>sou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st things first: virtualenv and pip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Virtualenv is a tool to keep the python packages installed separate for your different projects</text:p>
              </text:list-item>
              <text:list-item>
                <text:p>Pip is a tool for managing and installing python packages</text:p>
              </text:list-item>
              <text:list-item>
                <text:p>virtualenv_wrapper is a set of extensions to virtualenv, makes it more convenient to use</text:p>
              </text:list-item>
              <text:list-item>
                <text:p>These are essential to keep your projects separate and for managing your project dependenc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Keep a separate virtualenv for each project</text:p>
              </text:list-item>
              <text:list-item>
                <text:p>Use pip to install python packages in the virtualenv</text:p>
              </text:list-item>
              <text:list-item>
                <text:p>Keep a requirements.txt file for each project to stay current on what packages are u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ical workflow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d /dev/project</text:p>
              </text:list-item>
              <text:list-item>
                <text:p>workon project_env</text:p>
              </text:list-item>
              <text:list-item>
                <text:p>(project_env) pip install django_exten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jango_extens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ncredibly useful collection of extensions for Django</text:p>
                <text:p/>
              </text:list-item>
              <text:list-item>
                <text:p>runserver_plus, shell_plus, runprofileserver, graph_models, dumpscript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jango_annoy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Attempts to fix annoying things about Django, provides a bunch of decorators, functions and db fields</text:p>
              </text:list-item>
              <text:list-item>
                <text:p>render_to, JSONField, get_object_or_None, ajax_request_decorator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nder_t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>from annoying.decorators import render_to</text:p>
                <text:p/>
                <text:p># 1. Template name in decorator parameters</text:p>
                <text:p/>
                <text:p>@render_to('template.html')</text:p>
                <text:p>def foo(request):</text:p>
                <text:p><text:s text:c="4"/>bar = Bar.object.all()</text:p>
                <text:p><text:s text:c="4"/>return {'bar': bar}</text:p>
                <text:p/>
                <text:p># equals to</text:p>
                <text:p>def foo(request):</text:p>
                <text:p><text:s text:c="4"/>bar = Bar.object.all()</text:p>
                <text:p><text:s text:c="4"/>return render_to_response('template.html',</text:p>
                <text:p><text:s text:c="30"/>{'bar': bar},</text:p>
                <text:p><text:s text:c="31"/>context_instance=RequestContext(request)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bric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lways automate deployment</text:p>
              </text:list-item>
              <text:list-item>
                <text:p>Easy-to-use tool for automating deployment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bfile example from fabric site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list text:style-name="L3">
              <text:list-header>
                <text:p text:style-name="P1">from fabric.api import run, env</text:p>
                <text:p text:style-name="P1"/>
                <text:p text:style-name="P1">env.hosts = ['host1', 'host2']</text:p>
                <text:p text:style-name="P1"/>
                <text:p text:style-name="P1">def taskA():</text:p>
                <text:p text:style-name="P1"><text:s text:c="4"/>run('ls')</text:p>
                <text:p text:style-name="P1"/>
                <text:p text:style-name="P1">def taskB():</text:p>
                <text:p text:style-name="P1"><text:s text:c="4"/>run('whoami'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th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atabase migrations become a problem very fast when you're working with existing data</text:p>
              </text:list-item>
              <text:list-item>
                <text:p>South is the de facto standard for Django db migrations</text:p>
              </text:list-item>
              <text:list-item>
                <text:p>Autogeneration of migrations based on django model changes</text:p>
              </text:list-item>
              <text:list-item>
                <text:p>Migrate forwards and backwards</text:p>
              </text:list-item>
              <text:list-item>
                <text:p>Data mig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My template for new projects: <text:a xlink:href="https://github.com/jukvalim/django_project" xlink:type="simple">https://github.com/jukvalim/django_project</text:a></text:p>
                <text:p/>
              </text:list-item>
              <text:list-item>
                <text:p>What are the tools and extensions <text:span text:style-name="T1">you</text:span> can't live withou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4T14:36:14</meta:creation-date>
    <dc:date>2013-05-25T11:06:13</dc:date>
    <meta:editing-duration>PT20H27M29S</meta:editing-duration>
    <meta:editing-cycles>22</meta:editing-cycles>
    <meta:generator>LibreOffice/3.6$MacOSX_x86 LibreOffice_project/2ef5aff-a6fb0ff-166bdff-cf087ad-0f1389</meta:generator>
    <meta:document-statistic meta:object-count="69"/>
  </office:meta>
</office:document-meta>
</file>